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master-page-name="Standard">
      <style:paragraph-properties fo:text-align="center" style:justify-single-word="false" style:page-number="1"/>
      <style:text-properties style:text-underline-style="solid" style:text-underline-width="auto" style:text-underline-color="font-color"/>
    </style:style>
    <style:style style:name="P3" style:family="paragraph" style:parent-style-name="Standard">
      <style:paragraph-properties fo:text-align="start" style:justify-single-word="false"/>
      <style:text-properties fo:font-style="normal" style:font-style-asian="normal"/>
    </style:style>
    <style:style style:name="P4" style:family="paragraph" style:parent-style-name="Standard">
      <style:paragraph-properties fo:text-align="start" style:justify-single-word="false" fo:break-before="page"/>
      <style:text-properties fo:font-style="normal" style:font-style-asian="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fo:break-before="page"/>
    </style:style>
    <style:style style:name="T1" style:family="text">
      <style:text-properties fo:font-style="normal" style:font-style-asian="normal"/>
    </style:style>
    <style:style style:name="T2" style:family="text">
      <style:text-properties officeooo:rsid="0021a7d9"/>
    </style:style>
    <style:style style:name="T3" style:family="text">
      <style:text-properties officeooo:rsid="00220d7b"/>
    </style:style>
    <style:style style:name="T4" style:family="text">
      <style:text-properties officeooo:rsid="0022c996"/>
    </style:style>
    <style:style style:name="T5" style:family="text">
      <style:text-properties officeooo:rsid="0023af14"/>
    </style:style>
    <style:style style:name="T6" style:family="text">
      <style:text-properties officeooo:rsid="0024d416"/>
    </style:style>
    <style:style style:name="T7" style:family="text">
      <style:text-properties officeooo:rsid="002527bf"/>
    </style:style>
    <style:style style:name="T8" style:family="text">
      <style:text-properties officeooo:rsid="00272687"/>
    </style:style>
    <style:style style:name="T9" style:family="text">
      <style:text-properties officeooo:rsid="00279bea"/>
    </style:style>
    <style:style style:name="T10" style:family="text">
      <style:text-properties officeooo:rsid="002880fb"/>
    </style:style>
    <style:style style:name="T11" style:family="text">
      <style:text-properties officeooo:rsid="002994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101 – Lesson 3</text:p>
      <text:p text:style-name="P1"/>
      <text:p text:style-name="P1">[slide: title]</text:p>
      <text:p text:style-name="P1">Hi there, welcome to the Retro Desk. I’m Matt Heffernan. This is the third lesson of my newest tutorial series for people to learn programming using the python language. This tutorial is for absolute beginners, no experience necessary, but if you haven’t watched the earlier lessons, you’ll want to stop right here and go watch them from the beginning if you have never programmed before.</text:p>
      <text:p text:style-name="P1"/>
      <text:p text:style-name="P1">[slide: What did we learn last time?]</text:p>
      <text:p text:style-name="P1"/>
      <text:p text:style-name="P1">In the last lesson we expanded on the foundational topics from the first lesson, <text:span text:style-name="T2">[build] </text:span>learning how to take text input from the user and parse it into values of different types. <text:span text:style-name="T2">[build] </text:span>We learned that python uses classes for types, and that objects of a class <text:span text:style-name="T2">[build]</text:span> can have attribute values and methods that can be called on them. <text:span text:style-name="T2">[build] </text:span>We learned how if/else statements worked <text:span text:style-name="T2">[build]</text:span> and how to use Boolean True/False values and expressions to determine what code is going to run. Finally, <text:span text:style-name="T2">[build]</text:span> we learned the names of all the different built-in classes, including “float” for floating-point numbers. But now it’s time to learn about another important built-in class.</text:p>
      <text:p text:style-name="P1"/>
      <text:p text:style-name="P1">[slide: What’s a List?]</text:p>
      <text:p text:style-name="P1">If you need to have a collection of values in a specific order, <text:span text:style-name="T3">[build] </text:span>python lets you put them in a list, which is pretty much what it sounds like. It’s a sequence of objects that all have any class, <text:span text:style-name="T3">[build] </text:span>kind of like how strings are a sequence of characters. You could easily express a string as a list of characters, like this. <text:span text:style-name="T3">[build]</text:span></text:p>
      <text:p text:style-name="P1"/>
      <text:p text:style-name="P1">mystringlist = [“H”, “e”, “l”, “l”, “o”, “!”]</text:p>
      <text:p text:style-name="P1"/>
      <text:p text:style-name="P1">The square brackets let python know that this is a list, and the elements of the list will be separated by commas. Let’s go to Thonny and try this in the shell.</text:p>
      <text:p text:style-name="P1"/>
      <text:p text:style-name="P1">[Cut to Thonny]</text:p>
      <text:p text:style-name="P1">Let’s type in the assignments we sa<text:span text:style-name="T5">w</text:span> on that last slide. We first create a string:</text:p>
      <text:p text:style-name="P1"/>
      <text:p text:style-name="P1">mystring = “Hello!”</text:p>
      <text:p text:style-name="P1"/>
      <text:p text:style-name="P1">And then we create a list:</text:p>
      <text:p text:style-name="P1"/>
      <text:p text:style-name="Standard">mystringlist = [“H”, “e”, “l”, “l”, “o”, “!”]</text:p>
      <text:p text:style-name="Standard"/>
      <text:p text:style-name="P1">If we use the “type” function, we can confirm that “mystring” is an object of the “str” class, and that “mystringlist” is an object of the “list” class. But we can see that there’s more to a list than just the list. There are more objects inside it. </text:p>
      <text:p text:style-name="P1"/>
      <text:p text:style-name="P1">[Cut back to slide “What’s a List]</text:p>
      <text:p text:style-name="P1">To get an element of a list, <text:span text:style-name="T3">[build] </text:span>you use brackets again, but this time right after the name of the list variable. Inside the bracket, you need the index of the element, which will be an integer from 0 to one less than the length of the list. This means that python list indexes are zero-based, which can be a bit confusing. “mystringlist” has six elements, so the indexes go from zero to 5. Let’s go back to the shell to see how this works.</text:p>
      <text:p text:style-name="P1"/>
      <text:p text:style-name="P1"><text:soft-page-break/>[Cut to Thonny]</text:p>
      <text:p text:style-name="P1">So we get the first element with mystringlist[0], which we can see is a capital “H”. If we look at the type of this element, we can see that it’s a string. Python doesn’t have a type for just a character like some languages, it just has strings that have a length of 1. We’ll see the same thing for the last element of the list, index 5. That’s just a string with only an exclamation point.</text:p>
      <text:p text:style-name="P1"/>
      <text:p text:style-name="P1">Another feature of python is that strings already work a lot like lists, and we can use the same bracket syntax to get individual characters in a string, so mystring[0] will also be a capital ‘H’, and if you look at the type, it’s still a string, just a one character substring of a larger string.</text:p>
      <text:p text:style-name="P1"/>
      <text:p text:style-name="P1">So we really don’t need lists to be composed of just single-<text:span text:style-name="T5">character</text:span> strings, we just use multi-character strings, like we have been so far. Lists are better for things like numbers, so we can define one in the same way:</text:p>
      <text:p text:style-name="P1"/>
      <text:p text:style-name="P1">mynumberlist = [2,4,6,8]</text:p>
      <text:p text:style-name="P1"/>
      <text:p text:style-name="P1">And then we can look at individual elements. Index 1 will be the second element, so mynumberlist[1] will get us the value 4, as that’s the second number in our list. If we look at the type of the whole list, it’s still just the “list” class, no different than our string list, but when we look at the type of an element, we see it’s an object of the “int” class: an integer.</text:p>
      <text:p text:style-name="P1"/>
      <text:p text:style-name="P1">[Cut to slide: “What can I do with a list?”]</text:p>
      <text:p text:style-name="P1">Like all classes, there is a list constructor, <text:span text:style-name="T4">[build]</text:span> which acts like a built-in function called “list”. The argument to this constructor needs to be something that has multiple elements like a list, <text:span text:style-name="T4">[build] </text:span>such as a string! We could have saved ourselves a lot of typing by just using the list constructor to create mystringlist and passing in the string variable we already had.</text:p>
      <text:p text:style-name="P1"/>
      <text:p text:style-name="P1">There are a bunch of methods you can call on a list to get information about it or change it in some way. Say you wanted to find the “o” in “Hello!” we could just call the index method, <text:span text:style-name="T4">[build] </text:span>which returns the index of the first element that matches the argument you pass. Let’s try it out in the shell.</text:p>
      <text:p text:style-name="P1"/>
      <text:p text:style-name="P1">[Cut to Thonny]</text:p>
      <text:p text:style-name="P1">Just to test it out, let’s re-create mystringlist using the list constructor, and we can pass in mystring. Now we can see it still has the same value as when we typed it out the hard way. If we call mystringlist.index(‘o’), we get the return value 4, which means it’s the fifth element of the list. If we try to find the first little L, we get 2, meaning the third element is the first one that’s a little L. The fourth element is also a little L, but we didn’t specify where to start looking, so the index method will start from the beginning of the list, at index zero, and search from there. If we try to find an element that doesn’t exist, like ‘x’, we get an error, so that’s something we’d need to handle. We’ll see how to do that later.</text:p>
      <text:p text:style-name="P1"/>
      <text:p text:style-name="P1">[Cut back to slide “What can I do with a list?”]</text:p>
      <text:p text:style-name="P1">There are a bunch of other methods we can look at another time, but there is a built-in function that is very useful for lists. To get the length of any object that’s a sequence of elements, including strings and lists, <text:span text:style-name="T4">[build] </text:span>you can pass it to the “len” function, which will return the number of elements in it. Let’s give that a try in the shell.</text:p>
      <text:p text:style-name="P1"/>
      <text:p text:style-name="P1"/>
      <text:p text:style-name="P6">[Cut to Thonny]</text:p>
      <text:p text:style-name="P1">We can use the len function with strings, and we see that the length of mystring is 6, which is no surprise. We could pass in a literal string, too, like len(“Hello, python!”) and get that length. It works the same for lists, and we can confirm that mystringlist also has 6 elements and that mynumberlist has 4 elements. Or we can pass in a new literal list, like len([1,2,3]) and see that we know how to count. But what if we want to do something with each element of a list?</text:p>
      <text:p text:style-name="P1"/>
      <text:p text:style-name="P1">[Cut to slide: “What’s a For Loop?”]</text:p>
      <text:p text:style-name="P1">To do that we need a for loop, <text:span text:style-name="T5">[build]</text:span> which lets you execute the same code block for every element in a collection like a list or string. <text:span text:style-name="T5">[build] </text:span>We start with the keyword “for” then we name a new variable that we are going to use in our loop code for each element, <text:span text:style-name="T5">[build] </text:span>so let’s call it “e” for “element”, <text:span text:style-name="T5">[build]</text:span> then we use the “in” keyword <text:span text:style-name="T5">[build] </text:span>followed by the collection <text:span text:style-name="T5">[build] </text:span>and finally a colon to indicate that the next code block will be executed for every element. As with an if statement or a function, <text:span text:style-name="T5">[build] </text:span>this code block needs to be indented, <text:span text:style-name="T5">[</text:span>and then we can have our code, <text:span text:style-name="T5">[build]</text:span> and here we’ll just print each element, one at a time. Let’s try writing a program like this in Thonny.</text:p>
      <text:p text:style-name="P1"/>
      <text:p text:style-name="P1">[Cut to Thonny]</text:p>
      <text:p text:style-name="P1">Ok, let’s declare our old friend mynumberlist again, with [2, 4, 6, 8]. Now we want a for loop, so we start the next line with “for”, then we’ll call our element variable num for “number” and then the “in” keyword and finally “mynumberlist” and a colon. Thonny nicely indents the next line for us automatically, and we’ll go ahead and print the number element. And that’s it, so let’s save this program as “loop.py” and then run it.</text:p>
      <text:p text:style-name="P1"/>
      <text:p text:style-name="P1">Now we can see in the shell that our program printed each element on its own line. But that’s a lot to print out, and what if we only want to see numbers over 5? For that, we can put an if statement inside the for loop.</text:p>
      <text:p text:style-name="P1"/>
      <text:p text:style-name="P1">So now, we insert a new line at the beginning of the for loop block and put in “if num &gt; 5:”, then we indent the print statement in further. This means that instead of printing for every iteration of the loop, we are only printing when the number is greater than 5. This is one of the most important parts of writing python code is making sure you have the right amount of indentation for each line. In the for loop, we will compare each element to 5, but only when that comparison has a True result do we do the print, because that is indented further than the if statement.</text:p>
      <text:p text:style-name="P1"/>
      <text:p text:style-name="P1">Now at the bottom, we can print “all done”, but this time without any indentation. This means that it will happen after the loop is done running, we’re not in the for loop code block any more. Let’s go ahead and run this again.</text:p>
      <text:p text:style-name="P1"/>
      <text:p text:style-name="P1">Ok, now we see that only 6 and 8 are printed, and then we get the “all done” at the end. So now we see how to have a for loop go over a whole list and then decide element-by-element what it wants to do with it. But what if we already know that we want to skip the first two elements?</text:p>
      <text:p text:style-name="P1"/>
      <text:p text:style-name="P1"/>
      <text:p text:style-name="P6">[Cut to slide “What’s a Range?”]</text:p>
      <text:p text:style-name="P1">As you might suspect, computers are really good at making sequences of numbers. Python has another class that’s similar to “list”, but it’s just for integers in numerical order. <text:span text:style-name="T6">[build] </text:span>If we wanted to just get the numbers 2 and 3, which happen to be indexes of the numbers in the list that we just printed, <text:span text:style-name="T6">[build]</text:span> we could use the “range” class. If we call the constructor, we can pass 2 as the first argument saying that this range starts with 2, and then 4, which means that this range ends before reaching the value of 4, so we should stop with 3.</text:p>
      <text:p text:style-name="P1"/>
      <text:p text:style-name="P1">The range constructor also has a third argument for step value, meaning that the numbers can jump by a fixed amount, <text:span text:style-name="T6">[build] </text:span>like in our original mynumberlist. Instead of listing out all the numbers in code, <text:span text:style-name="T6">[build]</text:span> we could just say “range(2,9,2)”, so it will start with 2, then jump to 4, then 6 and finally 8, but won’t go to 10, because that’s greater than 9. You could also just pass 10 as the second argument, as we know the range will still get cut off after 8. So we could rewrite our program to just use ranges instead of lists. Let’s go back and do that.</text:p>
      <text:p text:style-name="P1"/>
      <text:p text:style-name="P1">[Cut to Thonny]</text:p>
      <text:p text:style-name="P1">First, let’s replace our list declaration with a range declaration. We’ll say range(2,9,2), and that should get us the same 2, 4, 6, 8. Then in the for loop, instead of using the if statement to only print out the last two elements, we can just have the for loop go over the range of indexes we want, starting with the third one. Remember, the indexes are zero-based, so for the third and fourth elements we want indexes 2 and 3. This means we can have the for loop go over the range 2 to 4. We don’t need the third argument in this range because we are using the default step of 1.</text:p>
      <text:p text:style-name="P1"/>
      <text:p text:style-name="P1">We also don’t need this if statement anymore, so let’s delete that, and then we can get rid of one level of indentation for the print line. But now we don’t want to print the index here, we want the element from mynumberlist at this index. To get rid of some confusion, let’s rename the loop variable from “num” to “i” for “index”. Then we will get that number we want by indexing into mynumberlist with our new index variable. So now we print “mynumberlist[i]” and we’re done. Let’s run it again.</text:p>
      <text:p text:style-name="P1"/>
      <text:p text:style-name="P1">We can see that we now have the same results with less code. At this point, you may be getting a bit confused with how the numbering works for indexes and ranges. Let’s review that a bit.</text:p>
      <text:p text:style-name="P1"/>
      <text:p text:style-name="P1">[Cut to slide “Review Time!”]</text:p>
      <text:p text:style-name="P1">A list <text:span text:style-name="T7">[build]</text:span> can be a sequence of anything in any order. <text:span text:style-name="T7">[build] </text:span>A string is like a list of characters, and you can treat one like that in many ways. <text:span text:style-name="T7">[build] </text:span>Lists and strings are both indexed collections, and the index of the first element is zero. <text:span text:style-name="T7">[build]</text:span> You can get the length of a collection with the “len” function, and the return value of that will be one higher than the highest index. So a list of 5 elements will have a length of 5, but the fifth element will be at index 4 because the first element is always at index zero. <text:span text:style-name="T7">[build] </text:span>A range is another collection, but it can only be integers in a fixed, regular numerical order. They can have a step value, so that each number can be 2 or more higher than the last. The range constructor has three arguments, all of them integers. The first one is the number to start with. The second is the number to end before. The optional third argument is the step value, which is 1 by default. <text:span text:style-name="T7">[build]</text:span>You can do something to each element of a collection with a for loop, which will run a code block once for each element.</text:p>
      <text:p text:style-name="P1"/>
      <text:p text:style-name="P1">So let’s try a little pop quiz back at the shell.</text:p>
      <text:p text:style-name="P1"/>
      <text:p text:style-name="P1"/>
      <text:p text:style-name="P6">[Cut to Thonny]</text:p>
      <text:p text:style-name="P1">Ok, let’s define a string called name and we’ll set it to “Matthew”. Now what will we get if we call len(name)? That’s right, 7, because “Matthew” has 7 letters. So what if we try to get index 1 of that string with name[1]? That’s right, it’s ‘a’, the second letter of the string. Ok, what if we want a list of letters instead of the string? We can pass name to the list constructor. So let’s say letters = list(name). Ok, so now we have a list, will the same things apply? Let’s see, len(letters), yep it’s 7. And letters[1]? Yep, also ‘a’. But if we want to look at the whole value of name, we get the whole string together. But if we look at the value of letters, we see the letters separated into elements of a list.</text:p>
      <text:p text:style-name="P1"/>
      <text:p text:style-name="P1">Ok, let’s create a list of numbers, and we’ll call it numbers and assign it [8,6,7,5,3,0,9]. How long is this one? Yep, it’s also 7, but this time it’s 7 numbers and not 7 letters. What will we get for index zero? So numbers[0] gets us… that’s right, 8, because that’s the first element of the list. But what’s the index of the value zero in the list? Let’s try the index method, numbers.index(0). What should we expect? Yes, it’s 5 because the zero is the sixth number in the list, so it will be at index 5. We can verify this by doing numbers[5], and there we see zero again.</text:p>
      <text:p text:style-name="P1"/>
      <text:p text:style-name="P1">The range constructor can also be confusing, but thankfully the list constructor can help show you what it does. Say you re-define numbers as range(3,10), what numbers are you actually going to get? Well, if you try checking with the shell, numbers is still just defined as that range, and it doesn’t tell you what values it would have. If you pass a range into the list constructor, it will expand it into a list that you can see in the shell, so list(numbers) shows us that this range gives us the numbers 3, 4, 5, 6, 7, 8, and 9, but not 10. Remember, a range stops before you reach the number in the second argument. Now, what if we add a third argument to give it a step value? Let’s start with the list constructor right off the bat and type in list(range(3,10,3)). Remember, we need to close with two parens for both the range and the list constructors. So what should <text:span text:style-name="T8">w</text:span>e expect here? Yes, it counts by threes, 3, 6, and 9. So if you need to come up with a range, this is a good way to make sure that you are getting the sequence you want.</text:p>
      <text:p text:style-name="P1"/>
      <text:p text:style-name="P1">[Cut to slide: “What is Slicing?”]</text:p>
      <text:p text:style-name="P1">So now that we have a better handle on how to create lists and ranges and access elements in them, let’s try to make our code even simpler. In our program, we are using a range to define a set of indexes to use in a for loop, and then using that index with the original range to get the values we want. But in python, we don’t need to do all that. <text:span text:style-name="T9">[build] </text:span>We can slice collections like lists and ranges, and even strings, and get just part of that collection. <text:span text:style-name="T9">[build] </text:span>When we just put a single index value inside square brackets after a list variable name, we get just that one element at that index. But say we want that element and the next two, <text:span text:style-name="T9">[build]</text:span> we can get a slice of that list using a colon after the first index and then one past the index of the last element we want, just like in a range. <text:span text:style-name="T9">[build] </text:span>We can also get a slice from one element through the end of the list by omitting the second index, and just have the closing bracket right after the colon. Let’s give this a try in the shell.</text:p>
      <text:p text:style-name="P1"/>
      <text:p text:style-name="P1"/>
      <text:p text:style-name="P6">[Cut to Thonny]</text:p>
      <text:p text:style-name="P1">Just like in the slide, we’ll define a list called fib and assign it [1,1,2,3,5,8,13,21]. Now, if we want to start with fifth element and end with the seventh, we will slice fib from index 4 to index 7, and we can see that this results in the list [5,8,13]. And if we just slice from index 4 to the end, we get the 21 as well. Slicing works with other collections, of course, including strings. If we say hi = “Hello, python!”, we can slice out just the “Hello” by going from index 0 to 5. One shortcut python give you for slices that start with index zero is that you can just leave the zero out and start with the colon, so hi[:5] will give you the first five characters. Same goes for lists, fib[:5] gives us the first five numbers.</text:p>
      <text:p text:style-name="P1"/>
      <text:p text:style-name="P1"><text:span text:style-name="T10">A</text:span>nd of course this works for ranges, as well, so let’s just go right to our program up here and simplify our for loop even further. Rather than defining another range to index into the first range, we’ll just slice that first range. So we’ll delete th<text:span text:style-name="T10">is second</text:span> range and put in the slice mynumberlist[2:]. We won’t bother putting in the ending index because we just want to get the rest of that list. Now we aren’t getting indexes anymore, so we’ll rename “i” back to “num” since we’re getting the numbers we want again, and we can also revert the next line back to just printing num. Let’s run it again, and there we go! This code is a lot simpler and tighter now.</text:p>
      <text:p text:style-name="P1"/>
      <text:p text:style-name="P1">[Cut to slide: “How do I change a list?”]</text:p>
      <text:p text:style-name="P1">Now before we go, I mentioned that a list could be changed. <text:span text:style-name="T10">[build] </text:span>This is different from a string, which can be sliced or reassigned, but an actual string object cannot change, you just have to keep creating new strings to get something different. Like when you concatenate a couple of strings, you don’t change either of the them, you create a new one. <text:span text:style-name="T10">[build] </text:span>You can do the same thing with lists, too. If you add one list to another, you get a new, long list with all of the elements from both lists. But instead of creating a new list, an old one can keep on going as long as you need it, and you can add and remove elements however you want.</text:p>
      <text:p text:style-name="P1"/>
      <text:p text:style-name="P1">Instead of concatenating, <text:span text:style-name="T10">[build] </text:span>you can use the list method “extend”, and it will extend the list to contain the elements of another list. Now, instead of returning a new list, that first list is modified. <text:span text:style-name="T11">[build] </text:span>We can also just add a single element to the end with the “append” method. Let’s go back to the shell to see better how these work.</text:p>
      <text:p text:style-name="P1"/>
      <text:p text:style-name="P1">[Cut to Thonny]</text:p>
      <text:p text:style-name="P1">So we already have the list named fib, but let’s extend it. We can call the “extend” method on it and pass it a literal list with some more numbers, [34,55,89]. Now if we take a look at fib again, we can see it now has these three new elements at the end. Then we can add one more at the end with the “append” method and pass it 144. A quick check, and now fib is really going places. But what if we feel we’ve gone too far? Lists have another method called “pop”, which pops an element off a list. To be nice it also returns the value it popped off, so if we pop fib, we get that 144 returned to us, and when we look at fib again, it’s back to where it was before we appended it. We can pop out other elements by passing an index to pop, so calling fib.pop(0) will take off that extra 1, which I don’t think we really needed. Or you could pop out that 5, which is now at index 3. That 5 got a lot of play already, it’s done now. There’s a lot more you can do with lists, and other loops besides for loops, but for now we’re done. We’ll get to those in another lesson.</text:p>
      <text:p text:style-name="P1"/>
      <text:p text:style-name="P3"/>
      <text:p text:style-name="P4">[slide: Thanks/Patreon]</text:p>
      <text:p text:style-name="Standard"><text:span text:style-name="T1">I want to thank you for continuing to watch th</text:span>is<text:span text:style-name="T1"> series, and I can’t wait for you to see the next lesson. [build] If you aren’t already subscribed to my channel, make sure you do that now and click the bell to be notified when the next video comes out. If you want to support my channel more directly, [build] you could become a member here on YouTube [build] or join our Patreon community, like the people you see here. Members and patrons get to see all my videos before they are released ad-free, along with other nice little perks. Thanks for watching and I’ll see you again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date>2025-04-25T22:19:46.516980838</dc:date>
    <meta:editing-duration>PT2H11M5S</meta:editing-duration>
    <meta:editing-cycles>11</meta:editing-cycles>
    <meta:document-statistic meta:table-count="0" meta:image-count="0" meta:object-count="0" meta:page-count="7" meta:paragraph-count="66" meta:word-count="3831" meta:character-count="19946" meta:non-whitespace-character-count="16179"/>
  </office:meta>
</office:document-meta>
</file>